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48a47" officeooo:paragraph-rsid="00148a4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ulo del Informe</text:p>
      <text:p text:style-name="P1">Rodrigo Guzmán</text:p>
      <text:p text:style-name="P1">RodrigoGuzman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4:32:12.503432320</meta:creation-date>
    <dc:date>2020-04-24T14:37:27.786107929</dc:date>
    <meta:editing-duration>PT5M16S</meta:editing-duration>
    <meta:editing-cycles>1</meta:editing-cycles>
    <meta:document-statistic meta:table-count="0" meta:image-count="0" meta:object-count="0" meta:page-count="1" meta:paragraph-count="3" meta:word-count="6" meta:character-count="48" meta:non-whitespace-character-count="45"/>
    <meta:generator>LibreOffice/6.0.7.3$Linux_X86_64 LibreOffice_project/00m0$Build-3</meta:generator>
  </office:meta>
</office:document-meta>
</file>